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隨著個人電腦的處理速度進步神速，個人電腦已經足以做為通訊工具，只要具備</text:p>
      <text:p text:style-name="Preformatted_20_Text">一台數據機，電腦就可以透過電信網路與遠端連線。而網際網路的興起，藉由網</text:p>
      <text:p text:style-name="Preformatted_20_Text">網相連的方式，我們可以很容易地透過網際網路來連接到世界各個角落。個人電</text:p>
      <text:p text:style-name="Preformatted_20_Text">腦具備通訊能力加上網際網路就能輕易連接世界各地的特性，開啟了一個新的應</text:p>
      <text:p text:style-name="Preformatted_20_Text">用領域，即網路電信。事實上，用電腦來傳送或接收傳真的技術早就發展出來了</text:p>
      <text:p text:style-name="Preformatted_20_Text">，但是並沒有為電信產業帶來很大的影響，原因很簡單，因為電腦只是取代了傳</text:p>
      <text:p text:style-name="Preformatted_20_Text">真機，基本上兩端還是透過電信網路來傳送傳真，對使用者而言並沒有明顯的好</text:p>
      <text:p text:style-name="Preformatted_20_Text">處，而且對不熟悉電腦的人而言，他一定認為還是原來的傳真機好用。然而網際</text:p>
      <text:p text:style-name="Preformatted_20_Text">網路的出現還是對電信服務產生了重大的影響，有人開始考慮透過網際網路來省</text:p>
      <text:p text:style-name="Preformatted_20_Text">去原本昂貴的長途通信費用，結合之前電腦已經發展出來的通訊技術，使得這個</text:p>
      <text:p text:style-name="Preformatted_20_Text">構想成為可行。</text:p>
      <text:p text:style-name="Preformatted_20_Text">【】</text:p>
      <text:p text:style-name="Preformatted_20_Text">在網路上提供的電信服務可以依其性質分成兩類：非即時性(Non-Realtime)和即時</text:p>
      <text:p text:style-name="Preformatted_20_Text">性(Realtime)。非即時性的服務就如同傳真，對方並不需要立即接收到訊息並做出</text:p>
      <text:p text:style-name="Preformatted_20_Text">反應，只要能在容許的時效內收到即可；而即時性的服務就像電話一樣，幾秒的</text:p>
      <text:p text:style-name="Preformatted_20_Text">延遲都無法被容許。目前非即時性服務的應用比較成熟，也比較能被廣泛接受，</text:p>
      <text:p text:style-name="Preformatted_20_Text">且真正具有實用性，尤其是對跨國的企業而言，所節省的成本非常可觀。隨著頻</text:p>
      <text:p text:style-name="Preformatted_20_Text">寬的增加，相信即時性的服務很快地也會被使用者接受，許多軟體業者對在網際</text:p>
      <text:p text:style-name="Preformatted_20_Text">網路上傳送即時語音抱有很大的期望而且深具信心，IBM、網景、微軟等公司也</text:p>
      <text:p text:style-name="Preformatted_20_Text">都陸續發表了具有網路電話功能的軟體。</text:p>
      <text:p text:style-name="Preformatted_20_Text">相較於網際網路的新穎，電信網路發展的歷史已經相當長久了，不但技術成熟而</text:p>
      <text:p text:style-name="Preformatted_20_Text">且用戶群更是遍及各年齡層、各階層人士。所以，雖然網路電信具備了極大的成</text:p>
      <text:p text:style-name="Preformatted_20_Text">本優勢，但是其操作方式對許多不會電腦的人來講還是諸多不便，甚至帶有恐懼</text:p>
      <text:p text:style-name="Preformatted_20_Text">感，而無法迅速將網際網路所帶來的好處讓所有的人分享。對提供網路電信的廠</text:p>
      <text:p text:style-name="Preformatted_20_Text">商而言這也代表了其客戶群有限，所以網路電信業者必須讓習慣於使用傳統電信</text:p>
      <text:p text:style-name="Preformatted_20_Text">裝置(電話、傳真機)的人，也能輕易地跟使用電腦的使用者溝通。</text:p>
      <text:p text:style-name="Preformatted_20_Text">由以上新的溝通模式可以發現網路正走向整合的趨勢，包括有線電視網路都將整</text:p>
      <text:p text:style-name="Preformatted_20_Text">合成為單一網路，而分別屬於不同網路的通訊服務其交集區域將越來越大，使用</text:p>
      <text:p text:style-name="Preformatted_20_Text">者不會再感受到不同的服務是分屬於不同的網路，所有的服務都是由一個單一網</text:p>
      <text:p text:style-name="Preformatted_20_Text">路所提供，不會有溝通上的問題。</text:p>
      <text:p text:style-name="Preformatted_20_Text">近來許多原本各自在不同網路提供服務的企業，都感受到將來三大網路必定走向</text:p>
      <text:p text:style-name="Preformatted_20_Text">整合的趨勢，紛紛透過聯合、兼併等策略來跨足這三大市場，希望將來能透過單</text:p>
      <text:p text:style-name="Preformatted_20_Text">一網路來提供所有的服務，以因應消費者對這種整合式服務所衍生的需求，因此</text:p>
      <text:p text:style-name="Preformatted_20_Text">許多通路商也開始建立所謂3C的據點。</text:p>
      <text:p text:style-name="Preformatted_20_Text">為了因應三大網路整合的趨勢，我們有必要提供使用者一個簡單的操作方式，以</text:p>
      <text:p text:style-name="Preformatted_20_Text">及熟悉的操作介面，讓使用者可以輕易地使用三大網路所提供的服務，而經過整</text:p>
      <text:p text:style-name="Preformatted_20_Text">合的服務所提供的功能將比傳統服務更具多元化。因此，企業通訊家提供了以下</text:p>
      <text:p text:style-name="Preformatted_20_Text">的二大服務：</text:p>
      <text:p text:style-name="Preformatted_20_Text">壹、電子郵件傳真服務：允許BBS/Web使用者以E-Mail的方式傳送訊息到遠端的</text:p>
      <text:p text:style-name="Preformatted_20_Text">傳真機。</text:p>
      <text:p text:style-name="Preformatted_20_Text">貳、電子郵件傳呼服務：允許BBS/Web使用者以E-Mail的方式呼叫遠端的呼叫器</text:p>
      <text:p text:style-name="Preformatted_20_Text">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42" meta:word-count="1236" meta:character-count="1283"/>
    <meta:generator>OpenOffice/4.1.1$Win32 OpenOffice.org_project/411m6$Build-9775</meta:generator>
  </office:meta>
</office:document-meta>
</file>